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791in"/>
    </style:style>
    <style:style style:name="co3" style:family="table-column">
      <style:table-column-properties fo:break-before="auto" style:column-width="3.01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Status</text:p>
          </table:table-cell>
          <table:table-cell office:value-type="string">
            <text:p>Develop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adting History Crash</text:p>
          </table:table-cell>
          <table:table-cell office:value-type="string">
            <text:p>Converted save crashes on "Adapting History"</text:p>
          </table:table-cell>
          <table:table-cell office:value-type="string">
            <text:p>Ope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orrect Province Conversion</text:p>
          </table:table-cell>
          <table:table-cell office:value-type="string">
            <text:p>Many provinces default to Vicky2 ownership</text:p>
          </table:table-cell>
          <table:table-cell office:value-type="string">
            <text:p>Open</text:p>
          </table:table-cell>
          <table:table-cell office:value-type="string">
            <text:p>Idhrendu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n't Copy From input.v2</text:p>
          </table:table-cell>
          <table:table-cell office:value-type="string">
            <text:p>Currently, we just modify input.v2 slightly. Instead, we should write a new output file from scratch</text:p>
          </table:table-cell>
          <table:table-cell office:value-type="string">
            <text:p>Open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01/12/2011</text:date>, <text:time>18:0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10M34S</meta:editing-duration>
    <meta:editing-cycles>4</meta:editing-cycles>
    <meta:generator>OpenOffice.org/3.1$Win32 OpenOffice.org_project/310m11$Build-9399</meta:generator>
    <dc:date>2011-01-12T18:02:16.51</dc:date>
    <dc:creator>Stephen May</dc:creator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